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Generator.cleanup( String encod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Generator.generate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StreamGenerator.getCharacterEncoding( Request req , String content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